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252in"/>
    </style:style>
    <style:style style:name="co3" style:family="table-column">
      <style:table-column-properties fo:break-before="auto" style:column-width="1.1335in"/>
    </style:style>
    <style:style style:name="co4" style:family="table-column">
      <style:table-column-properties fo:break-before="auto" style:column-width="1.0457in"/>
    </style:style>
    <style:style style:name="co5" style:family="table-column">
      <style:table-column-properties fo:break-before="auto" style:column-width="3.4874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2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1" fo:font-size="10pt" fo:language="en" fo:country="US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4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use-window-font-color="true" style:font-name="Arial1" fo:font-size="10pt" style:font-name-asian="Calibri" style:font-size-asian="10pt" style:font-name-complex="Calibri" style:font-size-complex="10pt"/>
    </style:style>
    <style:style style:name="T2" style:family="text">
      <style:text-properties style:font-name="Verdana" fo:font-size="12pt" style:font-name-asian="Verdana" style:font-size-asian="12pt" style:font-name-complex="Verdana" style:font-size-complex="6.80000019073486pt"/>
    </style:style>
    <style:style style:name="T3" style:family="text">
      <style:text-properties style:font-name="Arial1" fo:font-size="10pt" style:font-size-asian="10pt" style:font-size-complex="10pt"/>
    </style:style>
    <style:style style:name="T4" style:family="text">
      <style:text-properties style:font-name="Arial1" fo:font-size="10pt" style:font-name-asian="Verdana" style:font-size-asian="10pt" style:font-name-complex="Verdana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office:value-type="string">
            <text:p>Name</text:p>
          </table:table-cell>
          <table:table-cell table:style-name="ce3" office:value-type="string">
            <text:p><text:span text:style-name="T1">Manushi Doshi</text:span>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Question</text:p>
          </table:table-cell>
          <table:table-cell table:style-name="ce5" office:value-type="string">
            <text:p>Link</text:p>
          </table:table-cell>
          <table:table-cell table:style-name="ce11" office:value-type="string">
            <text:p>Grade Point</text:p>
          </table:table-cell>
          <table:table-cell table:style-name="ce11" office:value-type="string">
            <text:p>Style Point</text:p>
          </table:table-cell>
          <table:table-cell table:style-name="ce1" office:value-type="string">
            <text:p>Notes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style-name="ce6" office:value-type="string">
            <text:p><text:a xlink:href="http://jsfiddle.net/manushidoshi/q9ghs6n8/">http://jsfiddle.net/manushidoshi/q9ghs6n8/</text:a><text:span text:style-name="T2"> </text:span>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string">
            <text:p>Fail – does not work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7" office:value-type="string">
            <text:p><text:span text:style-name="T3"><text:a xlink:href="http://jsfiddle.net/manushidoshi/djf6qcww/">http://jsfiddle.net/manushidoshi/djf6qcww/</text:a></text:span>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string">
            <text:p>Fail – does not work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8" office:value-type="string">
            <text:p><text:span text:style-name="T3"><text:a xlink:href="http://jsfiddle.net/manushidoshi/nayj5tmd/">http://jsfiddle.net/manushidoshi/nayj5tmd/</text:a></text:span><text:span text:style-name="T4"> </text:span>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string">
            <text:p>Fail – does not work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8" office:value-type="string">
            <text:p><text:span text:style-name="T3"><text:a xlink:href="http://jsfiddle.net/manushidoshi/hjcwjhaf/">http://jsfiddle.net/manushidoshi/hjcwjhaf/</text:a></text:span><text:span text:style-name="T4"> </text:span></text:p>
          </table:table-cell>
          <table:table-cell table:number-columns-repeated="2" table:style-name="ce12" office:value-type="float" office:value="0">
            <text:p>0</text:p>
          </table:table-cell>
          <table:table-cell office:value-type="string">
            <text:p>Fail – does not work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Default" office:value-type="string">
            <text:p><text:a xlink:href="http://jsfiddle.net/manushidoshi/7c34yf0a/2/">http://jsfiddle.net/manushidoshi/7c34yf0a/2/</text:a></text:p>
          </table:table-cell>
          <table:table-cell table:number-columns-repeated="2" table:style-name="ce12" office:value-type="float" office:value="0">
            <text:p>0</text:p>
          </table:table-cell>
          <table:table-cell office:value-type="string">
            <text:p>Fail – does not work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style-name="ce8" office:value-type="string">
            <text:p><text:span text:style-name="T3"><text:a xlink:href="http://jsfiddle.net/manushidoshi/gmykh6Ls/">http://jsfiddle.net/manushidoshi/gmykh6Ls/</text:a></text:span><text:span text:style-name="T4"> </text:span></text:p>
          </table:table-cell>
          <table:table-cell table:number-columns-repeated="2" table:style-name="ce12" office:value-type="float" office:value="0">
            <text:p>0</text:p>
          </table:table-cell>
          <table:table-cell office:value-type="string">
            <text:p>Obvious Google/copy/paste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8" office:value-type="string">
            <text:p><text:span text:style-name="T3"><text:a xlink:href="http://jsfiddle.net/manushidoshi/303ydps9/">http://jsfiddle.net/manushidoshi/303ydps9/</text:a></text:span><text:span text:style-name="T4"> </text:span></text:p>
          </table:table-cell>
          <table:table-cell table:number-columns-repeated="2" table:style-name="ce12" office:value-type="float" office:value="0">
            <text:p>0</text:p>
          </table:table-cell>
          <table:table-cell office:value-type="string">
            <text:p>OMG! Backbone to sort?!!!!!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otal Points</text:p>
          </table:table-cell>
          <table:table-cell table:style-name="ce9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Grade</text:p>
          </table:table-cell>
          <table:table-cell office:value-type="string">
            <text:p>Novic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Notes</text:p>
          </table:table-cell>
          <table:table-cell table:style-name="ce10" office:value-type="string">
            <text:p>Probably the worst answers I have seen so far</text:p>
          </table:table-cell>
          <table:table-cell table:number-columns-repeated="3"/>
        </table:table-row>
        <table:table-row table:style-name="ro3" table:number-rows-repeated="104856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4/16/2015</text:date>, <text:time>14:3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Gable</meta:initial-creator>
    <meta:creation-date>2015-04-16T13:16:59</meta:creation-date>
    <dc:date>2015-04-16T14:39:07</dc:date>
    <dc:creator>Mark Gable</dc:creator>
    <meta:editing-duration>PT34M46S</meta:editing-duration>
    <meta:editing-cycles>7</meta:editing-cycles>
    <meta:generator>OpenOffice/4.1.1$Unix OpenOffice.org_project/411m6$Build-9775</meta:generator>
    <meta:document-statistic meta:table-count="3" meta:cell-count="48" meta:object-count="0"/>
  </office:meta>
</office:document-meta>
</file>